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193.3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6pt" fo:break-before="auto" style:use-optimal-row-height="true"/>
    </style:style>
    <style:style style:name="ta1" style:family="table" style:master-page-name="PageStyle_5f_workload_20_2">
      <style:table-properties table:display="true" style:writing-mode="lr-tb"/>
    </style:style>
    <style:style style:name="ta2" style:family="table" style:master-page-name="PageStyle_5f_workload_20_3">
      <style:table-properties table:display="true" style:writing-mode="lr-tb"/>
    </style:style>
    <style:style style:name="ta3" style:family="table" style:master-page-name="PageStyle_5f_workload_20_1">
      <style:table-properties table:display="true" style:writing-mode="lr-tb"/>
    </style:style>
    <style:style style:name="ta4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0">
      <style:table-cell-properties fo:padding="2.01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nboundedConcurr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bounded Concurrent</text:p>
          </table:table-cell>
          <table:table-cell table:number-columns-repeated="4"/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NumClientes</text:p>
          </table:table-cell>
          <table:table-cell office:value-type="string" calcext:value-type="string">
            <text:p>Tiempo (mseg)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/>
          <table:table-cell table:number-columns-repeated="2" table:style-name="ce5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table:style-name="ce2" office:value-type="float" office:value="68" calcext:value-type="float">
            <text:p>68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/>
          <table:table-cell table:style-name="ce3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5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undedConcurren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unded Concurrent</text:p>
          </table:table-cell>
          <table:table-cell table:number-columns-repeated="4"/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4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3" table:number-rows-repeated="6">
          <table:table-cell table:style-name="ce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read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uencial</text:p>
          </table:table-cell>
          <table:table-cell table:number-columns-repeated="4"/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NumClientes</text:p>
          </table:table-cell>
          <table:table-cell office:value-type="string" calcext:value-type="string">
            <text:p>Tiempo (mseg)</text:p>
          </table:table-cell>
          <table:table-cell table:number-columns-repeated="3"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5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DME" table:style-name="ta4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Default"/>
        <table:table-row table:style-name="ro4">
          <table:table-cell office:value-type="string" calcext:value-type="string">
            <text:p>Pruebas hechas para la <text:span text:style-name="T1">performance evaluation</text:span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3:15:14.761585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load_20_1" style:display-name="PageStyle_workloa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2" style:display-name="PageStyle_workloa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3" style:display-name="PageStyle_workloa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7:51:44.748947836</dc:date>
    <meta:editing-duration>PT3H58M47S</meta:editing-duration>
    <meta:editing-cycles>3</meta:editing-cycles>
    <meta:generator>LibreOffice/6.0.3.2$Linux_X86_64 LibreOffice_project/00m0$Build-2</meta:generator>
    <meta:document-statistic meta:table-count="4" meta:cell-count="51" meta:object-count="0"/>
  </office:meta>
</office:document-meta>
</file>